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2952A38F890.png" manifest:media-type="image/png"/>
  <manifest:file-entry manifest:full-path="Pictures/10000001000001AB000003707CE50E9B.png" manifest:media-type="image/png"/>
  <manifest:file-entry manifest:full-path="Pictures/1000000100000194000002DAEA810ED9.png" manifest:media-type="image/png"/>
  <manifest:file-entry manifest:full-path="Pictures/10000001000003EA000003655FA87C07.png" manifest:media-type="image/png"/>
  <manifest:file-entry manifest:full-path="Pictures/100000010000034A000000E545314193.png" manifest:media-type="image/png"/>
  <manifest:file-entry manifest:full-path="Pictures/10000001000002C9000001C2EE819DB5.png" manifest:media-type="image/png"/>
  <manifest:file-entry manifest:full-path="Pictures/100000010000024C0000006A5ADCD880.png" manifest:media-type="image/png"/>
  <manifest:file-entry manifest:full-path="Pictures/100000010000017B000001B1191AA307.png" manifest:media-type="image/png"/>
  <manifest:file-entry manifest:full-path="Pictures/1000000100000187000002D9FC388E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757" officeooo:paragraph-rsid="0013d757"/>
    </style:style>
    <style:style style:name="P2" style:family="paragraph" style:parent-style-name="Standard">
      <style:text-properties officeooo:rsid="0013e96c" officeooo:paragraph-rsid="0013e9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533cm, 0cm, 0.8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5.88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3.37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1</text:p>
      <text:p text:style-name="P1"><draw:frame draw:style-name="fr1" draw:name="Imagen3" text:anchor-type="char" svg:x="0.088cm" svg:y="0.307cm" svg:width="5.768cm" svg:height="10.423cm" draw:z-index="2"><draw:image xlink:href="Pictures/1000000100000194000002DAEA810ED9.png" xlink:type="simple" xlink:show="embed" xlink:actuate="onLoad" draw:mime-type="image/png"/></draw:frame></text:p>
      <text:p text:style-name="P1"><text:tab/><draw:frame draw:style-name="fr2" draw:name="Imagen4" text:anchor-type="char" svg:x="7.133cm" svg:y="0.286cm" svg:width="10.894cm" svg:height="4.159cm" draw:z-index="3"><draw:image xlink:href="Pictures/100000010000034A000000E54531419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t2</text:p>
      <text:p text:style-name="P1"><text:tab/><text:tab/><text:tab/><text:tab/><text:tab/><text:tab/><text:tab/><draw:frame draw:style-name="fr3" draw:name="Imagen6" text:anchor-type="char" svg:x="8.167cm" svg:y="0.771cm" svg:width="9.925cm" svg:height="6.837cm" draw:z-index="5"><draw:image xlink:href="Pictures/10000001000002C9000001C2EE819DB5.png" xlink:type="simple" xlink:show="embed" xlink:actuate="onLoad" draw:mime-type="image/png"/></draw:frame></text:p>
      <text:p text:style-name="P1"><draw:frame draw:style-name="fr4" draw:name="Imagen5" text:anchor-type="as-char" svg:width="7.929cm" svg:height="9.058cm" draw:z-index="4"><draw:image xlink:href="Pictures/100000010000017B000001B1191AA307.png" xlink:type="simple" xlink:show="embed" xlink:actuate="onLoad" draw:mime-type="image/png"/></draw:frame><text:tab/></text:p>
      <text:p text:style-name="P1"/>
      <text:p text:style-name="P1"/>
      <text:p text:style-name="P1"/>
      <text:p text:style-name="P1"><text:soft-page-break/>Act3<text:tab/><text:tab/><text:tab/><text:tab/><text:tab/><text:tab/></text:p>
      <text:p text:style-name="P1"><draw:frame draw:style-name="fr5" draw:name="Imagen2" text:anchor-type="char" svg:x="7.802cm" svg:y="0.427cm" svg:width="9.564cm" svg:height="10.661cm" draw:z-index="1"><draw:image xlink:href="Pictures/10000001000003EA000003655FA87C07.png" xlink:type="simple" xlink:show="embed" xlink:actuate="onLoad" draw:mime-type="image/png"/></draw:frame></text:p>
      <text:p text:style-name="P1"><draw:frame draw:style-name="fr6" draw:name="Imagen1" text:anchor-type="as-char" svg:y="-3.891cm" svg:width="5.771cm" svg:height="10.165cm" draw:z-index="0"><draw:image xlink:href="Pictures/10000001000001AB000003707CE50E9B.png" xlink:type="simple" xlink:show="embed" xlink:actuate="onLoad" draw:mime-type="image/png"/></draw:frame><text:s/><text:tab/></text:p>
      <text:p text:style-name="P1"><text:tab/><text:tab/><text:tab/><text:tab/><text:tab/><text:tab/><text:tab/></text:p>
      <text:p text:style-name="P1"><text:tab/><text:tab/><text:tab/><text:tab/><text:tab/><text:tab/><text:tab/></text:p>
      <text:p text:style-name="P1"><draw:frame draw:style-name="fr1" draw:name="Imagen8" text:anchor-type="char" svg:x="6.724cm" svg:y="0.714cm" svg:width="11.368cm" svg:height="2.05cm" draw:z-index="7"><draw:image xlink:href="Pictures/100000010000024C0000006A5ADCD880.png" xlink:type="simple" xlink:show="embed" xlink:actuate="onLoad" draw:mime-type="image/png"/></draw:frame><draw:frame draw:style-name="fr4" draw:name="Imagen7" text:anchor-type="as-char" svg:width="6.121cm" svg:height="10.703cm" draw:z-index="6"><draw:image xlink:href="Pictures/100000010000017A000002952A38F890.png" xlink:type="simple" xlink:show="embed" xlink:actuate="onLoad" draw:mime-type="image/png"/></draw:frame><text:s text:c="3"/><draw:frame draw:style-name="fr1" draw:name="Imagen9" text:anchor-type="char" svg:x="7.934cm" svg:y="3.087cm" svg:width="4.685cm" svg:height="7.482cm" draw:z-index="8"><draw:image xlink:href="Pictures/1000000100000187000002D9FC388E4F.png" xlink:type="simple" xlink:show="embed" xlink:actuate="onLoad" draw:mime-type="image/png"/></draw:frame><text:tab/></text:p>
      <text:p text:style-name="P2"><text:soft-page-break/>Act4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d757" officeooo:paragraph-rsid="0013d7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ctividades Tema 4</text:p>
        <text:p text:style-name="MP1">Juan Esteban Arboleda López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0:43:35.835000000</meta:creation-date>
    <dc:date>2024-11-07T12:47:57.434000000</dc:date>
    <meta:editing-duration>PT7M16S</meta:editing-duration>
    <meta:editing-cycles>1</meta:editing-cycles>
    <meta:document-statistic meta:table-count="0" meta:image-count="9" meta:object-count="0" meta:page-count="3" meta:paragraph-count="13" meta:word-count="11" meta:character-count="97" meta:non-whitespace-character-count="56"/>
    <meta:generator>LibreOffice/24.8.1.2$Windows_X86_64 LibreOffice_project/87fa9aec1a63e70835390b81c40bb8993f1d4ff6</meta:generator>
  </office:meta>
</office:document-meta>
</file>